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420e" draw:opacity="30%" draw:textarea-horizontal-align="justify" draw:textarea-vertical-align="middle" draw:auto-grow-height="false" fo:min-height="9.816cm" fo:min-width="5.366cm" draw:shadow-opacity="30%"/>
    </style:style>
    <style:style style:name="gr2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646cm" fo:min-width="5.596cm" draw:shadow-opacity="30%"/>
    </style:style>
    <style:style style:name="gr3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2.278cm" fo:min-width="7.528cm" draw:shadow-opacity="30%"/>
    </style:style>
    <style:style style:name="gr4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2.278cm" fo:min-width="7.728cm" draw:shadow-opacity="30%"/>
    </style:style>
    <style:style style:name="gr5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826cm" fo:min-width="6.376cm" draw:shadow-opacity="30%"/>
    </style:style>
    <style:style style:name="gr6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646cm" fo:min-width="7.896cm" draw:shadow-opacity="30%"/>
    </style:style>
    <style:style style:name="gr7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916cm" fo:min-width="7.866cm" draw:shadow-opacity="30%"/>
    </style:style>
    <style:style style:name="gr8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556cm" fo:min-width="7.906cm" draw:shadow-opacity="30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420e" draw:opacity="30%" draw:textarea-horizontal-align="justify" draw:textarea-vertical-align="middle" draw:auto-grow-height="false" fo:min-height="3.54cm" fo:min-width="7.59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-color="#ff420e" draw:opacity="30%"/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0084d1" draw:opacity="30%"/>
      <style:paragraph-properties fo:text-align="center"/>
    </style:style>
    <style:style style:name="P4" style:family="paragraph">
      <loext:graphic-properties draw:fill-color="#0084d1" draw:opacity="30%"/>
      <style:paragraph-properties fo:text-align="center"/>
    </style:style>
    <style:style style:name="P5" style:family="paragraph">
      <loext:graphic-properties draw:fill-color="#0084d1" draw:opacity="30%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6.5cm" svg:height="10.7cm" svg:x="10cm" svg:y="3.9cm">
          <text:p text:style-name="P1"><text:span text:style-name="T1">Chap. 4</text:span></text:p>
          <text:p text:style-name="P1"><text:span text:style-name="T2">Concept of the FAIR </text:span></text:p>
          <text:p text:style-name="P1"><text:span text:style-name="T2">B2B </text:span></text:p>
          <text:p text:style-name="P1"><text:span text:style-name="T2">transfer system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cm" svg:height="2.1cm" svg:x="1.9cm" svg:y="4.3cm">
          <text:p text:style-name="P1"><text:span text:style-name="T1">Chap. 3</text:span> </text:p>
          <text:p text:style-name="P1">FAIR control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cm" svg:height="2.1cm" svg:x="1.9cm" svg:y="6.7cm">
          <text:p text:style-name="P1"><text:span text:style-name="T1">Chap. 3</text:span> </text:p>
          <text:p text:style-name="P1">FAIR LLRF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3cm" svg:height="2.8cm" svg:x="10cm" svg:y="15.7cm">
          <text:p text:style-name="P1"><text:span text:style-name="T1">Chap. 6</text:span> Application of the </text:p>
          <text:p text:style-name="P1">FAIR B2B transfer system</text:p>
          <text:p text:style-name="P1"><text:s/>for FAIR accelerators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8.5cm" svg:height="2.8cm" svg:x="19.7cm" svg:y="4cm">
          <text:p text:style-name="P1"><text:span text:style-name="T1">Chap. 5 </text:span><text:span text:style-name="T3">Investigation of two </text:span></text:p>
          <text:p text:style-name="P1"><text:span text:style-name="T3">synchronization methods from</text:span></text:p>
          <text:p text:style-name="P1"><text:span text:style-name="T3">beam dynamics 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7.1cm" svg:height="2.3cm" svg:x="10cm" svg:y="0.5cm">
          <text:p text:style-name="P1"><text:span text:style-name="T1">Chap. 2</text:span> </text:p>
          <text:p text:style-name="P1">Theoretical background </text:p>
          <text:p text:style-name="P1">of the B2B trans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8.6cm" svg:height="2.1cm" svg:x="19.8cm" svg:y="7.2cm">
          <text:p text:style-name="P1"><text:span text:style-name="T1">Chap. 5 </text:span><text:span text:style-name="T4">B2B related </text:span><text:span text:style-name="T3">GMT</text:span><text:span text:style-name="T5"> </text:span></text:p>
          <text:p text:style-name="P1"><text:span text:style-name="T3">systematic investig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6cm" svg:height="2.4cm" svg:x="19.8cm" svg:y="9.7cm">
          <text:p text:style-name="P1"><text:span text:style-name="T1">Chap. 5 </text:span><text:span text:style-name="T3">SIS18 extraction </text:span></text:p>
          <text:p text:style-name="P1"><text:span text:style-name="T3">and SIS100 injection </text:span></text:p>
          <text:p text:style-name="P1"><text:span text:style-name="T3">kickers investi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" draw:id="id2" draw:layer="layout" svg:width="8.6cm" svg:height="2cm" svg:x="19.8cm" svg:y="12.7cm">
          <text:p text:style-name="P1"><text:span text:style-name="T1">Chap. 5 </text:span><text:span text:style-name="T3">Test setup </text:span></text:p>
          <text:p text:style-name="P1"><text:span text:style-name="T3">from the timing perspectiv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8.2cm" svg:y1="5.2cm" svg:x2="10.1cm" svg:y2="5.2cm">
          <text:p/>
        </draw:line>
        <draw:line draw:style-name="gr9" draw:text-style-name="P6" draw:layer="layout" svg:x1="8.2cm" svg:y1="7.9cm" svg:x2="10cm" svg:y2="7.9cm">
          <text:p/>
        </draw:line>
        <draw:line draw:style-name="gr9" draw:text-style-name="P6" draw:layer="layout" svg:x1="13.6cm" svg:y1="2.8cm" svg:x2="13.6cm" svg:y2="4cm">
          <text:p/>
        </draw:line>
        <draw:line draw:style-name="gr9" draw:text-style-name="P6" draw:layer="layout" svg:x1="13.6cm" svg:y1="14.6cm" svg:x2="13.6cm" svg:y2="15.7cm">
          <text:p/>
        </draw:line>
        <draw:line draw:style-name="gr9" draw:text-style-name="P6" draw:layer="layout" svg:x1="19.7cm" svg:y1="5.5cm" svg:x2="16.5cm" svg:y2="5.5cm">
          <text:p/>
        </draw:line>
        <draw:line draw:style-name="gr9" draw:text-style-name="P6" draw:layer="layout" svg:x1="19.8cm" svg:y1="8.3cm" svg:x2="16.5cm" svg:y2="8.3cm">
          <text:p/>
        </draw:line>
        <draw:line draw:style-name="gr9" draw:text-style-name="P6" draw:layer="layout" svg:x1="23.9cm" svg:y1="12.1cm" svg:x2="23.9cm" svg:y2="12.8cm">
          <text:p/>
        </draw:line>
        <draw:line draw:style-name="gr9" draw:text-style-name="P6" draw:layer="layout" svg:x1="16.5cm" svg:y1="13.6cm" svg:x2="19.9cm" svg:y2="13.6cm">
          <text:p/>
        </draw:line>
        <draw:connector draw:style-name="gr9" draw:text-style-name="P6" draw:layer="layout" draw:line-skew="0.698cm" svg:x1="28.4cm" svg:y1="8.25cm" svg:x2="28.4cm" svg:y2="13.7cm" draw:start-shape="id1" draw:start-glue-point="1" draw:end-shape="id2" draw:end-glue-point="1" svg:d="M28400 8250h1200v5450h-1200" svg:viewBox="0 0 1201 5451">
          <text:p/>
        </draw:connector>
        <draw:connector draw:style-name="gr9" draw:text-style-name="P6" draw:layer="layout" svg:x1="17.1cm" svg:y1="1.65cm" svg:x2="23.95cm" svg:y2="4cm" draw:start-shape="id3" draw:start-glue-point="1" draw:end-shape="id4" draw:end-glue-point="0" svg:d="M17100 1650h6850v2350" svg:viewBox="0 0 6851 2351">
          <text:p/>
        </draw:connector>
        <draw:custom-shape draw:style-name="gr10" draw:text-style-name="P2" draw:layer="layout" svg:width="8.5cm" svg:height="4.2cm" svg:x="0.2cm" svg:y="12.2cm">
          <text:p text:style-name="P1"><text:span text:style-name="T1">Chap. 4</text:span></text:p>
          <text:p text:style-name="P1"><text:span text:style-name="T2">Comparison between </text:span></text:p>
          <text:p text:style-name="P1">the FAIR B2B transfer </text:p>
          <text:p text:style-name="P1">system and the B2B transfer </text:p>
          <text:p text:style-name="P1">with the GSI control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10cm" svg:y1="13.4cm" svg:x2="8.7cm" svg:y2="13.4cm">
          <text:p/>
        </draw:line>
        <draw:custom-shape draw:style-name="gr2" draw:text-style-name="P3" draw:layer="layout" svg:width="6.3cm" svg:height="2.1cm" svg:x="1.9cm" svg:y="9.101cm">
          <text:p text:style-name="P1"><text:span text:style-name="T1">Chap. 3</text:span> </text:p>
          <text:p text:style-name="P1">FAIR M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8.2cm" svg:y1="10.301cm" svg:x2="10cm" svg:y2="10.3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17:12:58.894000000</meta:creation-date>
    <meta:generator>LibreOffice/4.4.4.3$Windows_x86 LibreOffice_project/2c39ebcf046445232b798108aa8a7e7d89552ea8</meta:generator>
    <dc:date>2017-05-23T14:07:38.861000000</dc:date>
    <meta:editing-duration>P1DT17H25M49S</meta:editing-duration>
    <meta:editing-cycles>14</meta:editing-cycles>
    <meta:document-statistic meta:object-count="23"/>
  </office:meta>
</office:document-meta>
</file>